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okb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aurant supply at zengz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 so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nHu second lo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zy Chicken Ji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zy Chicken Sandu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nQ Minz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nQ Dash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 Cas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 Burri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 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kespeare Bakery Cultural Cen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kespeare Bakery Art Mus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o G’s Video Game 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llars Groc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 Bak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T Bak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s Board G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uo MRT board g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4 Board Games Sanduo loc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hongxiao Morning Mar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ons Chengg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ons Ar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s Paradise Wuf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 Mar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end Junk Mar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k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ves Booksto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lies 2<text:span text:style-name="T1">nd</text:span> Hand Boo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namese store on Yuche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Carol Bak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tnamese in Fumin Mar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 night Dumpl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nger Duck Hotp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 on 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nshi Jipai Xinkuji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nshi Ruif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end Plant Mar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beys San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xing ganb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y Wa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ton restaurant in old zuoying</text:p>
          </table:table-cell>
          <table:table-cell office:value-type="string" calcext:value-type="string">
            <text:p>Grandma K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fort Bis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Dog in Siziw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o Sumber I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East Asian Market on Jiangu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Market on B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paochun Bak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ay’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y’s Gy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 Store 1 near jiangu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 Store 1 near jiangu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e de fu dumpling restau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Q Piz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ed dumpling place on Rehe</text:p>
          </table:table-cell>
          <table:table-cell office:value-type="string" calcext:value-type="string">
            <text:p>Shanghainese Steam-Fried Bao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Noodles at Nanhua Marke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de Market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re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t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ertain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opping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<text:a xlink:href="mailto:bthebest@grr.la" xlink:type="simple">bthebest@grr.l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uma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gg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2:25:13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3:13:51.641000000</meta:creation-date>
    <dc:date>2017-02-27T21:53:07.536000000</dc:date>
    <meta:editing-duration>P1DT13H34M8S</meta:editing-duration>
    <meta:editing-cycles>2</meta:editing-cycles>
    <meta:generator>LibreOffice/5.2.0.4$Windows_x86 LibreOffice_project/066b007f5ebcc236395c7d282ba488bca6720265</meta:generator>
    <meta:document-statistic meta:table-count="1" meta:cell-count="72" meta:object-count="0"/>
  </office:meta>
</office:document-meta>
</file>